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η</mi>
      <mrow>
        <mspace width="2em"/>
        <mo stretchy="false">=</mo>
        <mspace width="2em"/>
      </mrow>
      <mfrac>
        <msub>
          <mi>W</mi>
          <mtext>aus</mtext>
        </msub>
        <msub>
          <mi>E</mi>
          <mtext>ein</mtext>
        </msub>
      </mfrac>
      <mrow>
        <mspace width="2em"/>
        <mo stretchy="false">=</mo>
        <mspace width="2em"/>
      </mrow>
      <mfrac>
        <msub>
          <mi>P</mi>
          <mtext>aus</mtext>
        </msub>
        <msub>
          <mi>P</mi>
          <mtext>ein</mtext>
        </msub>
      </mfrac>
    </mrow>
    <annotation encoding="StarMath 5.0">%ieta ~=~ W_"aus" over E_"ein" ~=~ P_"aus" over P_"ein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2:08:57.645000000</meta:creation-date>
    <dc:date>2015-03-04T12:09:50.665000000</dc:date>
    <meta:editing-duration>PT53S</meta:editing-duration>
    <meta:editing-cycles>1</meta:editing-cycles>
    <meta:generator>LibreOffice/4.3.4.1$Windows_x86 LibreOffice_project/bc356b2f991740509f321d70e4512a6a54c5f243</meta:generator>
  </office:meta>
</office:document-meta>
</file>